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vertical-align="top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91"/>
        <table:table-column table:style-name="co8" table:default-cell-style-name="ce91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1P</text:p>
          </table:table-cell>
          <table:table-cell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6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6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6" table:number-columns-repeated="2"/>
          <table:table-cell table:style-name="ce8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8"/>
          <table:table-cell/>
          <table:table-cell table:style-name="ce8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4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6"/>
          <table:table-cell table:style-name="ce75" table:number-columns-repeated="2"/>
          <table:table-cell table:style-name="ce86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float" office:value="4.5625" calcext:value-type="float">
            <text:p>4.6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6" calcext:value-type="float">
            <text:p>6.0</text:p>
          </table:table-cell>
          <table:table-cell table:number-columns-repeated="2"/>
          <table:table-cell table:style-name="ce7" office:value-type="string" calcext:value-type="string">
            <text:p>Delia</text:p>
          </table:table-cell>
          <table:table-cell table:style-name="ce80"/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float" office:value="6.5825" calcext:value-type="float">
            <text:p>6.6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6666666666667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Carla</text:p>
          </table:table-cell>
          <table:table-cell table:style-name="ce80"/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float" office:value="6.6325" calcext:value-type="float">
            <text:p>6.6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Nadia</text:p>
          </table:table-cell>
          <table:table-cell table:style-name="ce80"/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/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7])+(0.6*[.H17])+(0.3*[.I17])" office:value-type="float" office:value="6.0025" calcext:value-type="float">
            <text:p>6.0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" calcext:value-type="float">
            <text:p>8.4</text:p>
          </table:table-cell>
          <table:table-cell table:number-columns-repeated="2"/>
          <table:table-cell table:style-name="ce7" office:value-type="string" calcext:value-type="string">
            <text:p>Samantha</text:p>
          </table:table-cell>
          <table:table-cell table:style-name="ce80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8])+(0.6*[.H18])+(0.3*[.I18])" office:value-type="float" office:value="6.5625" calcext:value-type="float">
            <text:p>6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33333333333333" calcext:value-type="float">
            <text:p>9.3</text:p>
          </table:table-cell>
          <table:table-cell table:number-columns-repeated="2"/>
          <table:table-cell table:style-name="ce7" office:value-type="string" calcext:value-type="string">
            <text:p>Victoria</text:p>
          </table:table-cell>
          <table:table-cell table:style-name="ce80"/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 table:style-name="ce85"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uni</text:p>
          </table:table-cell>
          <table:table-cell table:style-name="ce80"/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80"/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0])+(0.6*[.H20])+(0.3*[.I20])" office:value-type="float" office:value="6.0625" calcext:value-type="float">
            <text:p>6.1</text:p>
          </table:table-cell>
          <table:table-cell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5" calcext:value-type="float">
            <text:p>8.5</text:p>
          </table:table-cell>
          <table:table-cell table:number-columns-repeated="2"/>
          <table:table-cell table:style-name="ce73" office:value-type="string" calcext:value-type="string">
            <text:p>Rodrigo</text:p>
          </table:table-cell>
          <table:table-cell table:style-name="ce80"/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122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 table:style-name="ce91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Paola</text:p>
          </table:table-cell>
          <table:table-cell table:style-name="ce80"/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80"/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table:formula="of:=(0.1*[.G22])+(0.6*[.H22])+(0.3*[.I22])" office:value-type="float" office:value="6.4225" calcext:value-type="float">
            <text:p>6.4</text:p>
          </table:table-cell>
          <table:table-cell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1" calcext:value-type="float">
            <text:p>9.1</text:p>
          </table:table-cell>
          <table:table-cell table:number-columns-repeated="2"/>
          <table:table-cell table:style-name="ce7" office:value-type="string" calcext:value-type="string">
            <text:p>Pam</text:p>
          </table:table-cell>
          <table:table-cell table:style-name="ce80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1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3])+(0.6*[.H23])+(0.3*[.I23])" office:value-type="float" office:value="5.5625" calcext:value-type="float">
            <text:p>5.6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7.66666666666667" calcext:value-type="float">
            <text:p>7.7</text:p>
          </table:table-cell>
          <table:table-cell table:number-columns-repeated="2"/>
          <table:table-cell table:style-name="ce7" office:value-type="string" calcext:value-type="string">
            <text:p>Javier</text:p>
          </table:table-cell>
          <table:table-cell table:style-name="ce80"/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4])+(0.6*[.H24])+(0.3*[.I24])" office:value-type="float" office:value="6.5825" calcext:value-type="float">
            <text:p>6.6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36666666666667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Ximena</text:p>
          </table:table-cell>
          <table:table-cell table:style-name="ce80"/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5])+(0.6*[.H25])+(0.3*[.I25])" office:value-type="float" office:value="5.8825" calcext:value-type="float">
            <text:p>5.9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8.2" calcext:value-type="float">
            <text:p>8.2</text:p>
          </table:table-cell>
          <table:table-cell table:number-columns-repeated="2"/>
          <table:table-cell table:style-name="ce7" office:value-type="string" calcext:value-type="string">
            <text:p>Jared</text:p>
          </table:table-cell>
          <table:table-cell table:style-name="ce80"/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22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2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5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U15];[.Z15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U16];[.Z16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U17];[.Z17])" office:value-type="string" office:string-value="" calcext:value-type="error">
            <text:p>#DIV/0!</text:p>
          </table:table-cell>
          <table:table-cell table:style-name="ce8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U18];[.Z18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U19];[.Z19])" office:value-type="string" office:string-value="" calcext:value-type="error">
            <text:p>#DIV/0!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U20];[.Z20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U21];[.Z21])" office:value-type="string" office:string-value="" calcext:value-type="error">
            <text:p>#DIV/0!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1" table:formula="of:=AVERAGE([.U22];[.Z22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1" table:formula="of:=AVERAGE([.U23];[.Z23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1" table:formula="of:=AVERAGE([.U24];[.Z24])" office:value-type="string" office:string-value="" calcext:value-type="error">
            <text:p>#DIV/0!</text:p>
          </table:table-cell>
          <table:table-cell table:style-name="ce8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1" table:formula="of:=AVERAGE([.U25];[.Z25])" office:value-type="string" office:string-value="" calcext:value-type="error">
            <text:p>#DIV/0!</text:p>
          </table:table-cell>
          <table:table-cell table:style-name="ce8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1" table:formula="of:=AVERAGE([.U26];[.Z26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3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"/>
          <table:table-cell table:style-name="ce54" office:value-type="string" calcext:value-type="string">
            <text:p>EASTER <text:s/>WEEK</text:p>
          </table:table-cell>
          <table:table-cell table:style-name="ce7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4];[.Q14];[.V14];[.AA14];[.AE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8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5];[.Q15];[.V15];[.AA15];[.AE1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6];[.Q16];[.V16];[.AA16];[.AE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7];[.Q17];[.V17];[.AA17];[.AE1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8];[.Q18];[.V18];[.AA18];[.AE18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88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9];[.Q19];[.V19];[.AA19];[.AE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style-name="ce80" office:value-type="float" office:value="9" calcext:value-type="float">
            <text:p>9.0</text:p>
          </table:table-cell>
          <table:table-cell table:style-name="ce80" table:formula="of:=AVERAGE([.P20];[.Q20];[.V20];[.AA20];[.AE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1];[.Q21];[.V21];[.AA21];[.AE21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0" office:value-type="float" office:value="9" calcext:value-type="float">
            <text:p>9.0</text:p>
          </table:table-cell>
          <table:table-cell table:style-name="ce80" table:formula="of:=AVERAGE([.P22];[.Q22];[.V22];[.AA22];[.AE22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3];[.Q23];[.V23];[.AA23];[.AE23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4];[.Q24];[.V24];[.AA24];[.AE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0" office:value-type="float" office:value="9" calcext:value-type="float">
            <text:p>9.0</text:p>
          </table:table-cell>
          <table:table-cell table:style-name="ce80" table:formula="of:=AVERAGE([.P25];[.Q25];[.V25];[.AA25];[.AE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6];[.Q26];[.V26];[.AA26];[.AE2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5T13:03:01.702103957</dc:date>
    <meta:editing-duration>P3DT5H37M5S</meta:editing-duration>
    <meta:editing-cycles>568</meta:editing-cycles>
    <meta:generator>LibreOffice/7.3.7.2$Linux_X86_64 LibreOffice_project/30$Build-2</meta:generator>
    <meta:document-statistic meta:table-count="3" meta:cell-count="714" meta:object-count="0"/>
  </office:meta>
</office:document-meta>
</file>